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2" style:family="paragraph" style:parent-style-name="Standard">
      <style:text-properties fo:color="#000000" loext:opacity="100%" style:font-name="Noto Sans" fo:font-size="11pt" officeooo:rsid="0004435e" officeooo:paragraph-rsid="0004435e" style:font-size-asian="11pt" style:font-size-complex="11pt"/>
    </style:style>
    <style:style style:name="P3" style:family="paragraph" style:parent-style-name="Standard">
      <style:paragraph-properties fo:text-align="start" style:justify-single-word="false" style:writing-mode="lr-tb"/>
      <style:text-properties fo:color="#000000" loext:opacity="100%" style:font-name="Noto Sans" fo:font-size="11pt" officeooo:rsid="00068379" officeooo:paragraph-rsid="000b9d3c" style:font-size-asian="11pt" style:font-size-complex="11pt"/>
    </style:style>
    <style:style style:name="P4" style:family="paragraph" style:parent-style-name="Standard">
      <style:paragraph-properties fo:text-align="start" style:justify-single-word="false"/>
      <style:text-properties fo:color="#000000" loext:opacity="100%" style:font-name="Noto Sans" fo:font-size="11pt" officeooo:rsid="00068379" officeooo:paragraph-rsid="00068379" style:font-size-asian="11pt" style:font-size-complex="11pt"/>
    </style:style>
    <style:style style:name="P5" style:family="paragraph" style:parent-style-name="Standard">
      <style:paragraph-properties fo:text-align="start" style:justify-single-word="false" style:writing-mode="lr-tb"/>
      <style:text-properties fo:color="#000000" loext:opacity="100%" style:font-name="Noto Sans" fo:font-size="11pt" officeooo:rsid="000b9d3c" officeooo:paragraph-rsid="000b9d3c" style:font-size-asian="11pt" style:font-size-complex="11pt"/>
    </style:style>
    <style:style style:name="P6" style:family="paragraph" style:parent-style-name="Standard">
      <style:paragraph-properties fo:text-align="start" style:justify-single-word="false"/>
      <style:text-properties fo:color="#000000" loext:opacity="100%" style:font-name="Noto Sans" fo:font-size="11pt" officeooo:rsid="0007f9f3" officeooo:paragraph-rsid="000b9d3c" style:font-size-asian="11pt" style:font-size-complex="11pt"/>
    </style:style>
    <style:style style:name="P7" style:family="paragraph" style:parent-style-name="Standard">
      <style:paragraph-properties fo:text-align="start" style:justify-single-word="false"/>
      <style:text-properties fo:color="#000000" loext:opacity="100%" style:font-name="Noto Sans" fo:font-size="11pt" officeooo:rsid="0007f9f3" officeooo:paragraph-rsid="000d209f" style:font-size-asian="11pt" style:font-size-complex="11pt"/>
    </style:style>
    <style:style style:name="P8" style:family="paragraph" style:parent-style-name="Standard">
      <style:paragraph-properties fo:text-align="start" style:justify-single-word="false"/>
      <style:text-properties fo:color="#000000" loext:opacity="100%" style:font-name="Noto Sans" fo:font-size="11pt" officeooo:paragraph-rsid="00068379" style:font-size-asian="11pt" style:font-size-complex="11pt"/>
    </style:style>
    <style:style style:name="P9" style:family="paragraph" style:parent-style-name="Standard" style:list-style-name="L4">
      <style:paragraph-properties fo:text-align="start" style:justify-single-word="false"/>
      <style:text-properties fo:color="#000000" loext:opacity="100%" style:font-name="Noto Sans" fo:font-size="11pt" officeooo:paragraph-rsid="00141650" style:font-size-asian="11pt" style:font-size-complex="11pt"/>
    </style:style>
    <style:style style:name="P10" style:family="paragraph" style:parent-style-name="Standard">
      <style:paragraph-properties fo:text-align="start" style:justify-single-word="false"/>
      <style:text-properties fo:color="#000000" loext:opacity="100%" style:font-name="Noto Sans" fo:font-size="11pt" officeooo:paragraph-rsid="0010ee81" style:font-size-asian="11pt" style:font-size-complex="11pt"/>
    </style:style>
    <style:style style:name="P11" style:family="paragraph" style:parent-style-name="Standard">
      <style:paragraph-properties fo:text-align="start" style:justify-single-word="false"/>
      <style:text-properties fo:color="#000000" loext:opacity="100%" style:font-name="Noto Sans" fo:font-size="11pt" officeooo:rsid="0010ee81" officeooo:paragraph-rsid="00141650" style:font-size-asian="11pt" style:font-size-complex="11pt"/>
    </style:style>
    <style:style style:name="P12"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3" style:family="paragraph" style:parent-style-name="Standard" style:list-style-name="L1">
      <style:paragraph-properties fo:text-align="start"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14" style:family="paragraph" style:parent-style-name="Standard" style:list-style-name="L1">
      <style:paragraph-properties fo:text-align="start"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15" style:family="paragraph" style:parent-style-name="Standard" style:list-style-name="L1">
      <style:paragraph-properties fo:text-align="start"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16" style:family="paragraph" style:parent-style-name="Standard">
      <style:paragraph-properties fo:text-align="start"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7" style:family="paragraph" style:parent-style-name="Standard">
      <style:paragraph-properties fo:text-align="start"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8" style:family="paragraph" style:parent-style-name="Standard">
      <style:paragraph-properties fo:text-align="start" style:justify-single-word="false"/>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9" style:family="paragraph" style:parent-style-name="Standard">
      <style:paragraph-properties fo:text-align="start"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20" style:family="paragraph" style:parent-style-name="Standard">
      <style:paragraph-properties fo:text-align="start"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21" style:family="paragraph" style:parent-style-name="Standard" style:list-style-name="L2">
      <style:paragraph-properties fo:text-align="start"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22" style:family="paragraph" style:parent-style-name="Standard">
      <style:paragraph-properties fo:text-align="start"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23"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paragraph-rsid="00068379" style:font-size-asian="11pt" style:font-size-complex="11pt"/>
    </style:style>
    <style:style style:name="P25"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10ee81" style:font-size-asian="11pt" style:font-size-complex="11pt"/>
    </style:style>
    <style:style style:name="P26"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7" style:family="paragraph" style:parent-style-name="Text_20_body" style:list-style-name="L3">
      <style:paragraph-properties fo:text-align="start" style:justify-single-word="false"/>
      <style:text-properties fo:font-variant="normal" fo:text-transform="none" fo:color="#000000" loext:opacity="100%" style:font-name="Noto Sans" fo:font-size="11pt" fo:letter-spacing="normal" fo:font-style="normal" fo:font-weight="normal" officeooo:paragraph-rsid="00068379" style:font-size-asian="11pt" style:font-size-complex="11pt"/>
    </style:style>
    <style:style style:name="P28"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paragraph-rsid="00141650" style:font-size-asian="11pt" style:font-size-complex="11pt"/>
    </style:style>
    <style:style style:name="P29" style:family="paragraph" style:parent-style-name="Text_20_body" style:list-style-name="L3">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30"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31"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P32"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T1" style:family="text">
      <style:text-properties officeooo:rsid="00068379"/>
    </style:style>
    <style:style style:name="T2" style:family="text">
      <style:text-properties officeooo:rsid="0007f9f3"/>
    </style:style>
    <style:style style:name="T3" style:family="text">
      <style:text-properties officeooo:rsid="00090f10"/>
    </style:style>
    <style:style style:name="T4" style:family="text">
      <style:text-properties officeooo:rsid="000a825e"/>
    </style:style>
    <style:style style:name="T5" style:family="text">
      <style:text-properties officeooo:rsid="000b25a8"/>
    </style:style>
    <style:style style:name="T6" style:family="text">
      <style:text-properties officeooo:rsid="000b9d3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b9d3c" style:font-style-asian="italic" style:font-style-complex="italic"/>
    </style:style>
    <style:style style:name="T10" style:family="text">
      <style:text-properties fo:font-style="italic" officeooo:rsid="000d209f"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0d209f" style:font-weight-asian="normal" style:font-weight-complex="normal"/>
    </style:style>
    <style:style style:name="T13" style:family="text">
      <style:text-properties officeooo:rsid="000ea968"/>
    </style:style>
    <style:style style:name="T14" style:family="text">
      <style:text-properties officeooo:rsid="00109b9c"/>
    </style:style>
    <style:style style:name="T15" style:family="text">
      <style:text-properties fo:font-variant="normal" fo:text-transform="none" fo:font-size="12pt" fo:letter-spacing="normal" fo:font-style="normal" fo:font-weight="normal"/>
    </style:style>
    <style:style style:name="T16" style:family="text">
      <style:text-properties fo:font-variant="normal" fo:text-transform="none" fo:font-size="12pt" fo:letter-spacing="normal" fo:font-style="normal" fo:font-weight="normal" officeooo:rsid="00167656"/>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167656"/>
    </style:style>
    <style:style style:name="T19" style:family="text">
      <style:text-properties officeooo:rsid="0010ee81"/>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fo:font-weight="normal" style:text-blinking="false" style:font-weight-asian="normal" style:font-weight-complex="normal"/>
    </style:style>
    <style:style style:name="T22" style:family="text">
      <style:text-properties fo:color="#c9211e" loext:opacity="100%" style:text-line-through-style="none" style:text-line-through-type="none" style:text-underline-style="none" fo:font-weight="normal" style:text-blinking="false"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HOCHSCHULE INGOLSTADT</text:p>
      <text:p text:style-name="P1">SPOKEN AND NATURAL LANGUAGE UNDERSTAND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LAN OF WORK: EXERCISE SHEET 1</text:p>
      <text:p text:style-name="P1">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INGOLSTADT</text:p>
      <text:p text:style-name="P1">MARCH 2023</text:p>
      <text:p text:style-name="P1"><text:soft-page-break/></text:p>
      <text:list xml:id="list4091750055" text:style-name="L1">
        <text:list-item>
          <text:p text:style-name="P13">INTRODUCTION</text:p>
        </text:list-item>
      </text:list>
      <text:p text:style-name="P3"><text:span text:style-name="T4"><text:tab/>Natural Language Processing (NLP) is a rapidly growing fiel</text:span><text:span text:style-name="T5">d</text:span><text:span text:style-name="T4"> that focuses on developing algorithms and models to enable computer to understand, interpret and generate human language. It has many practical applications in areas, such as language translation, chatbots and speech recognition. </text:span></text:p>
      <text:p text:style-name="P3"><text:span text:style-name="T6"><text:tab/>This project </text:span>was <text:span text:style-name="T6">born in the context of speech recognition, and was </text:span>requested by a customer <text:span text:style-name="T2">who dictates books. He </text:span>is dissatisfied with the quality of the speech recognition application that he has. The idea is to design a entire Python system from scratch to improve the performance of the currently one. <text:span text:style-name="T5">It will be done by creating a </text:span><text:span text:style-name="T3">program </text:span><text:span text:style-name="T5">that is capable of </text:span><text:span text:style-name="T3">estimat</text:span><text:span text:style-name="T5">ing</text:span><text:span text:style-name="T3"> a 2-gram language model, </text:span><text:span text:style-name="T5">which will be explained in more details later</text:span><text:span text:style-name="T3">. </text:span></text:p>
      <text:p text:style-name="P5">Furthermore, the customer provided samples of the books in text files, that are going to be used for training, validation and testing.</text:p>
      <text:p text:style-name="P4"/>
      <text:list xml:id="list231314921520619" text:continue-numbering="true" text:style-name="L1">
        <text:list-item>
          <text:p text:style-name="P13">AVAILABLE DATA</text:p>
        </text:list-item>
      </text:list>
      <text:p text:style-name="P6"><text:tab/>For this matter the customer provided some samples of the books <text:span text:style-name="T6">in text files. There are three different samples, which one for your specific purpose, which are: training, validation and testing. Below is an example of the sample:</text:span></text:p>
      <text:p text:style-name="P6"><text:span text:style-name="T6"><text:line-break/></text:span><text:span text:style-name="T9">“(…</text:span><text:span text:style-name="T10">) </text:span><text:span text:style-name="T9">although preliminary findings were reported more than a year ago the latest results appear in today 's new england journal of medicine a forum likely to bring new attention to the problem a &lt;unk&gt; &lt;unk&gt; said this is an old story </text:span><text:span text:style-name="T10">(…)</text:span><text:span text:style-name="T8">”</text:span></text:p>
      <text:p text:style-name="P16"/>
      <text:p text:style-name="P18">In addition to sample, there are also the same files but just rewritten as sequences of characters, with white spaces rewritten as ‘_’, which is useful for training character based models. Below is an example of characters based sample:</text:p>
      <text:p text:style-name="P18"/>
      <text:p text:style-name="P17">“(…) a l t h o u g h _ p r e l i m i n a r y _ f i n d i n g s _ w e r e _ r e p o r t e d _ m o r e _ t h a n _ a _ y e a r _ a g o _ t h e _ l a t e s t _ r e s u l t s _ a p p e a r _ i n _ t o d a y _ ' s _ n e w _ e n g l a n d _ j o u r n a l _ o f _ m e d i c i n e _ a _ f o r u m _ l i k e l y _ t o _ b r i n g _ n e w _ a t t e n t i o n _ t o _ t h e _ p r o b l e m a _ &lt; u n k &gt; _ &lt; u n k &gt; _ s a i d _ t h i s _ i s _ a n _ o l d _ s t o r y <text:s/>(…)”</text:p>
      <text:p text:style-name="P17"/>
      <text:p text:style-name="P19"><text:span text:style-name="T7"><text:tab/></text:span><text:span text:style-name="T11">2.1</text:span><text:span text:style-name="T7"> PREPROCESSING</text:span></text:p>
      <text:p text:style-name="P20"><text:span text:style-name="T7"><text:tab/></text:span><text:span text:style-name="T11">Looking at the above samples, is possible to notice that there are some minor changes that could improve the system performance if some preprocessing were applied to the text. For example:</text:span></text:p>
      <text:p text:style-name="P22"/>
      <text:list xml:id="list1368446363" text:style-name="L2">
        <text:list-item>
          <text:p text:style-name="P21"><text:span text:style-name="T11">missing words:</text:span><text:span text:style-name="T12"> there are some missing words represented by “&lt;unk&gt;” probably resulted of some automatic translation error;</text:span></text:p>
        </text:list-item>
        <text:list-item>
          <text:p text:style-name="P21"><text:span text:style-name="T11">stop words: to improve performance i</text:span><text:span text:style-name="T12">s possible to remove stop words such as: </text:span><text:span text:style-name="T11">is, this, an, of and so on;</text:span></text:p>
        </text:list-item>
        <text:list-item>
          <text:p text:style-name="P23">normalization: there are some words that means the same, but written in different ways, such as: is and was, said and say etc</text:p>
        </text:list-item>
      </text:list>
      <text:p text:style-name="P7"/>
      <text:list xml:id="list231314334720838" text:continue-list="list231314921520619" text:style-name="L1">
        <text:list-item>
          <text:p text:style-name="P13">METHODS</text:p>
        </text:list-item>
      </text:list>
      <text:p text:style-name="P8"><text:span text:style-name="T1"><text:tab/></text:span><text:span text:style-name="T13">For this project, the Python program will estimate a 2-gram language </text:span><text:span text:style-name="T14">model </text:span><text:span text:style-name="T13">to perform the speech recognition. </text:span><text:span text:style-name="T14">In few words a</text:span><text:span text:style-name="T17"> 2-gram model is a probabilistic language model that estimates the likelihood of a particular sequence of words by considering pairs of </text:span><text:soft-page-break/><text:span text:style-name="T17">consecutive words in a text. In other words, it calculates the probability of a word appearing given the previous word in the sequence. </text:span></text:p>
      <text:p text:style-name="P30"><text:tab/>By analyzing the frequency of word pairs in a text corpus, a 2-gram model can predict the likelihood of a particular sequence of words occurring. This approach is often used in natural language processing tasks such as speech recognition, text classification, and machine translation.</text:p>
      <text:p text:style-name="P30"><text:tab/>However, a 2-gram model has limitation, as it only considers pairs of consecutive words and may not capture the broader context or meaning of a text. This has led to the development of higher order n-gram models.</text:p>
      <text:list xml:id="list1542290353" text:style-name="L3">
        <text:list-header>
          <text:p text:style-name="P29"/>
        </text:list-header>
      </text:list>
      <text:list xml:id="list231316025892552" text:continue-list="list231314334720838" text:style-name="L1">
        <text:list-item>
          <text:p text:style-name="P14">METRICS</text:p>
        </text:list-item>
      </text:list>
      <text:p text:style-name="P11"><text:tab/>There are several metrics that can be used for estimating the 2-gram language models performance. For this project will be used the following metrics:</text:p>
      <text:p text:style-name="P11"/>
      <text:list xml:id="list634095137" text:style-name="L4">
        <text:list-item>
          <text:p text:style-name="P9"><text:span text:style-name="T19">perplexity: </text:span><text:span text:style-name="T17">It measures how well a language model predicts a sequence of words. The lower the perplexity score, the better the model. Perplexity is calculated as the exponential of the cross-entropy, which is a measure of the model's prediction error.</text:span></text:p>
        </text:list-item>
        <text:list-item>
          <text:p text:style-name="P28">Accuracy: measures the percentage of correct predictions made by the model. For a 2-gram model, accuracy can be calculated by dividing the number of correctly predicted words by the total number of words in the test set.</text:p>
        </text:list-item>
        <text:list-item>
          <text:p text:style-name="P28">Precision and Recall: are commonly used metrics in natural language processing (NLP) to evaluate text classification and information retrieval models. Precision measures the percentage of correct positive predictions made by the model, while recall measures the percentage of true positives that were correctly identified by the model. For a 2-gram model, precision and recall can be calculated by comparing the predicted and actual sequences of words.</text:p>
        </text:list-item>
        <text:list-item>
          <text:p text:style-name="P31">F1-score: is a combination of precision and recall that is commonly used in NLP to evaluate classification models. It is the harmonic mean of precision and recall, and it ranges from 0 to 1, with higher scores indicating better performance.</text:p>
        </text:list-item>
      </text:list>
      <text:p text:style-name="P32"/>
      <text:list xml:id="list231315751302998" text:continue-list="list231316025892552" text:style-name="L1">
        <text:list-item>
          <text:p text:style-name="P15">POSSIBLE SOLUTION</text:p>
        </text:list-item>
      </text:list>
      <text:p text:style-name="P10"><text:span text:style-name="T19"><text:tab/></text:span><text:span text:style-name="T17">The first step in estimating a 2-gram language model is to preprocess the available data. This involves cleaning the data, removing any irrelevant information, and transforming the data into a format that can be easily used for modeling.</text:span></text:p>
      <text:p text:style-name="P10"><text:span text:style-name="T17"><text:tab/></text:span><text:span text:style-name="T18">The next step would be creating a vocabulary of all the words in dataset. This will be used to generate the 2-grams in the language model. We can do it by sorting all the words by frequency in descending order, then assigning a unique identifier to each word and finally creating a lookup table that maps each word to its corresponding identifier.</text:span></text:p>
      <text:p text:style-name="P25"><text:tab/>To generate the 2-grams, iterate through the preprocessed data and create a list of all the pairs of adjacent words. Then, count the frequency of each 2-gram in the dataset.</text:p>
      <text:p text:style-name="P25"><text:tab/>To estimate the probability distributions for the language model, calculate the probability of each word given its preceding word. Specifically, for each word in the <text:soft-page-break/>vocabulary you can fin all the 2-grams in the dataset that begin with the word, calculate the frequency of each 2-gram and then divide the frequency of each 2-gram by the total number of 2-gram that mach the first word, and then the highest probability would be the model prediction.</text:p>
      <text:p text:style-name="P25"/>
      <text:p text:style-name="P26">REFERENCES</text:p>
      <text:p text:style-name="P26"/>
      <text:p text:style-name="P26"><text:span text:style-name="T21">Khanh Nguyen 2020, Medium, MTI Technology, accessed 30 Mar 2023, &lt;https://medium.com/mti-technology/n-gram-language-models-70af02e742ad&gt;.</text:span></text:p>
      <text:p text:style-name="P2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3-30T23:13:13.817360772</dc:date>
    <meta:editing-duration>PT57M4S</meta:editing-duration>
    <meta:editing-cycles>11</meta:editing-cycles>
    <meta:generator>LibreOffice/7.3.7.2$Linux_X86_64 LibreOffice_project/30$Build-2</meta:generator>
    <meta:document-statistic meta:table-count="0" meta:image-count="0" meta:object-count="0" meta:page-count="4" meta:paragraph-count="39" meta:word-count="1190" meta:character-count="6379" meta:non-whitespace-character-count="5220"/>
  </office:meta>
</office:document-meta>
</file>